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NOMBRE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Abre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Aguilar de Segar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Aiguafred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Alel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Alpen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Ametlla del Vallès, L'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Arenys de Ma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Arenys de Mun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Argenço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Argenton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Arté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Avià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Avinyó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Avinyonet del Pened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Badalon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Badia del Vall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Bagà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Balenyà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Balsareny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Barberà del Vallès</text:p>
          </table:table-cell>
        </table:table-row>
        <table:table-row table:style-name="ro1">
          <table:table-cell table:number-columns-repeated="2" office:value-type="string" calcext:value-type="string">
            <text:p>Barcelon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Begu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Bellpra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Berg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Bigues i Riell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Borredà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Bruc, E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Brull, E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banyes, 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brera d'Anoi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brera de Ma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bril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laf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lder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ldes de Montbui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ldes d'Estrac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lel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lldeten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llú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longe de Segar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mpin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net de Ma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novel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ànoves i Samalú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nyel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pellad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pola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rdedeu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rdon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rme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serr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 de l'Areny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ar de n'Hug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ar del Riu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ar del Vall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bell i el Vila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bisba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ci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defel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et i la Gorna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follit de Riubregó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follit del Boix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galí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nou de Bag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olí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terço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ví de la Marc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astellví de Rosan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entel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erc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erdanyola del Vall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ervelló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ollbató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ollsuspin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opon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orbera de Llobrega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ornellà de Llobrega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Cubel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Dosriu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Esparregue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Esplugues de Llobrega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Espunyola, L'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Estany, L'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Figaró-Montmany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Fígol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Fogars de la Selv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Fogars de Montclú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Folguero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Fonollos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Font-rubí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Franqueses del Vallès, 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Gaià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Gallif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Garriga, 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Gavà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Gelid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Gironel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Gisclareny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Granada, 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Grane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Granoller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Gualb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Guardiola de Berguedà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Gurb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Hospitalet de Llobregat, L'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Hostalets de Pierola, El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Igualad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Jorb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Llacuna, 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Llagosta, 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Lliçà d'Amun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Lliçà de Val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Llinars del Vall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Lluçà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algrat de Ma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al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anlleu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anres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arganel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artorel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artorel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asies de Roda, 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asies de Voltregà, 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asnou, E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asquef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atadepe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ataró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edion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oià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olins de Rei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ollet del Vall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onistrol de Calder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onistrol de Montserra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ontcada i Reixac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ontcla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ontesquiu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ontga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ontmajo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ontmaneu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ontmeló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ontornès del Vall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ontseny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untanyo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Mu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Navarc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Navà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Nou de Berguedà, 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Òden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Olèrdo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Olesa de Bonesvall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Olesa de Montserra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Olivel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Olos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Olvan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Orí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Oristà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Orpí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Òrriu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acs del Pened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alafoll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alau-solità i Plegaman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allejà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alma de Cervelló, 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apiol, E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arets del Vall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erafit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ie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ineda de Ma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la del Penedès, E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obla de Claramunt, 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obla de Lillet, 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olinyà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ont de Vilomara i Rocafort, E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onton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rat de Llobregat, E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rats de Lluçan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rats de Rei, El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remià de Dal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remià de Ma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uigdàlbe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uig-reig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Pujal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Quar, 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Rajadel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Rellinar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Ripolle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Roca del Vallès, 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Roda de Te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Rubí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Rubió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Rupit i Prui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badel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gà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ld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llen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Adrià de Besò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Agustí de Lluçan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Andreu de la Barc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Andreu de Llavaner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Antoni de Vilamajo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Bartomeu del Grau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Boi de Llobrega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Boi de Lluçan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Cebrià de Vallalt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Celoni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Climent de Llobrega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Cugat del Vall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Cugat Sesgarrigu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Esteve de Palautorde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Esteve Sesrovir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Feliu de Codin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Feliu de Llobrega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Feliu Sasser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Fost de Campsentel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Fruitós de Bag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Hipòlit de Voltregà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Iscle de Vallalt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Jaume de Frontanyà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Joan de Vilatorrad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Joan Despí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Julià de Cerdanyo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Julià de Vilatort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Just Desvern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Llorenç d'Horton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Llorenç Saval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Martí d'Albar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Martí de Centel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Martí de Tou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Martí Sarroc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Martí Sesgueio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Mateu de Bag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Pere de Rib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Pere de Riudebitl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Pere de Torelló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Pere de Vilamajo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Pere Sallavine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Pol de Ma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Quintí de Medion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Quirze de Beso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Quirze del Vall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Quirze Safaj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Sadurní d'Anoi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Sadurní d'Osormor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Salvador de Guardio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Vicenç de Castelle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Vicenç de Montal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Vicenç de Torelló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 Vicenç dels Hort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Cecília de Voltregà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Coloma de Cervelló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Coloma de Gramene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Eugènia de Berg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Eulàlia de Riuprime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Eulàlia de Ronçan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Fe del Pened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Margarida de Montbui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Margarida i els Monjo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Maria de Beso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Maria de Corcó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Maria de Martorel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Maria de Merl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Maria de Miral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Maria de Palautorde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Maria d'Oló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Perpètua de Mogod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a Susann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antpedo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entmena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ev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itg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obremun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o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ubirat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úri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Tagamanen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Talamanc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Taradel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Tavèrnol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Taverte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Teià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Terrass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Tian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Ton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Torde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Torelló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Torre de Claramunt, L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Torrelavi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Torrelles de Foix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Torrelles de Llobrega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Ullastrell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acariss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allbona d'Anoi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allcebre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allgorguin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alliran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allromane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ecian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ic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ilad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iladecan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iladecavall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ilafranca del Pened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ilalba Sasserra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ilanova de Sau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ilanova del Camí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ilanova del Vall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ilanova i la Geltrú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ilassar de Dalt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ilassar de Mar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ilobí del Penedès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Viver i Serrateix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Agullan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Aiguaviv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Albany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Albon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Alp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Amer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Anglè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Arbúci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Argelaguer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Armentera, L'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Avinyonet de Puigventó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anyol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àscar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egur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ellcaire d'Empord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esalú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escanó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eud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isbal d'Empordà, L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iure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lan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oadella i les Escaul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olvir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ordil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orrass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red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runyol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banell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ban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daqué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ldes de Malavell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longe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mó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mpdevànol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mpell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mpllong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mprodon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net d'Adri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ntallop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pmany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ssà de la Selv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stellfollit de la Roc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stelló d'Empúri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astell-Platja d'Aro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ellera de Ter, L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elr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ervià de Ter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istell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oler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olomer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orç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ornellà del Terri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respi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Cruïlles, Monells i Sant Sadurní de l'Heur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Darniu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Escala, L'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Espinelv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Espoll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Esponell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Far d'Empordà, El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Figuer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Flaç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Foix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Fontanals de Cerdany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Fontanill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Fontcobert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Forallac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Fornells de la Selv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Forti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Garrigà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Garrigol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Garriguell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Ger</text:p>
          </table:table-cell>
        </table:table-row>
        <table:table-row table:style-name="ro1">
          <table:table-cell table:number-columns-repeated="2" office:value-type="string" calcext:value-type="string">
            <text:p>Giron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Gombrèn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Gualt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Guils de Cerdany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Hostalric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Isòvol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Jafre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Jonquera, L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Jui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Lladó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Llagoster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Llambill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Llanar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Llanç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Ller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Llívi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Lloret de Mar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Llosses, L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Maçanet de Cabreny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Maçanet de la Selv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Madremany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Maià de Montcal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Masarac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Massan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Merang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Mier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Mollet de Peralad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Molló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Montagut i Oix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Mont-ra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Navat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Ogass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Olot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Ordi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Osor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alafrugell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alamó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alau de Santa Eulàli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alau-sator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alau-saverder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alol de Revardit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al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ardin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arlav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edret i Marz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era, L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eralad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lanes d'Hostoles, L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lanol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ont de Molin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ontó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orquer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ort de la Selva, El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ortbou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reses, L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Puigcerd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Quart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Queralb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Rabó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Regencó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Ribes de Freser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Riells i Viabre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Ripoll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Riudaren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Riudaur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Riudellots de la Selv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Riumor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Ros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Rupi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les de Llierc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lt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Andreu Salou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Aniol de Finestr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Climent Sesceb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Feliu de Buixalleu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Feliu de Guíxol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Feliu de Pallerol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Ferriol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Gregori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Hilari Sacalm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Jaume de Llierc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Joan de les Abadess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Joan de Mollet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Joan les Font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Jordi Desvall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Julià de Rami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Julià del Llor i Bonmatí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Llorenç de la Mug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Martí de Llémen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Martí Vell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Miquel de Campmajor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Miquel de Fluvi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Mori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Pau de Segúri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 Pere Pescador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a Coloma de Farner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a Cristina d'Aro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a Llogaia d'Àlguem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nta Pau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rrià de Ter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aus, Camallera i Llampai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elva de Mar, L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eriny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erra de Daró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etcas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il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iuran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Susqued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Tallada d'Empordà, L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Terrad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Torrent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Torroella de Fluvi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Torroella de Montgrí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Tortell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Tos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Tossa de Mar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Ull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Ullastret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Ultramort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Urú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ajol, L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all de Bianya, L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all d'en Bas, L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allfogona de Ripollè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all-llobreg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entalló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erg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drà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drere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abertran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ablareix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adamat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adasen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ademuls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adrau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afant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ajuïg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allonga de Ter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amacolum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amall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amaniscle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anant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a-sacra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aür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obí d'Onyar</text:p>
          </table:table-cell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Vilopriu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bella de la Conc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Àger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gramunt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iton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amús, El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às i Cerc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bagés, L'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batàrrec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bes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bi, L'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canó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carrà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coletge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farrà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fé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gerri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guaire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in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macell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matret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menar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òs de Balaguer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picat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lt Àneu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ngleso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rbec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rr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rsèguel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rtesa de Lleid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rtesa de Segre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sp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vellanes i Santa Linya, L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aix Pallar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alaguer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arben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aronia de Rialb, 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assel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ausen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elian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ellaguard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ellcaire d'Urgell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ell-lloc d'Urgell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ellmunt d'Urgell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ellpuig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ellver de Cerdany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ellví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enavent de Segrià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iosc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òrdes, 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orges Blanques, L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ossòst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Bover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abanabon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abó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amaras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anejan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astell de Mur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astellar de la Riber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astelldan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astellnou de Sean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astelló de Farfany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astellserà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av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erver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ervià de les Garrigu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iutadil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lariana de Cardener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ogul, El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oll de Nargó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oma i la Pedra, 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onca de Dalt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orbin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Cubell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Espluga Calba, L'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Espot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Estamariu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Estarà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Esterri d'Àneu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Esterri de Cardó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Farrer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Fígols i Alinyà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Floresta, 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Fondarel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Foradad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Fuliola, 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Fulled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Gavet de la Conc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Gimenells i el Pla de la Font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Golmé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Gósol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Granadella, 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Granja d'Escarp, 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Granyanel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Granyena de les Garrigu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Granyena de Segarr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Guimerà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Guingueta d'Àneu, 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Guisson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Guixer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Isona i Conca Dellà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Ivars de Noguer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Ivars d'Urgell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Ivorr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Josa i Tuixén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Juncos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Juned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L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Linyo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Lladorre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Lladur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Llardecan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Llavorsí</text:p>
          </table:table-cell>
        </table:table-row>
        <table:table-row table:style-name="ro1">
          <table:table-cell table:number-columns-repeated="2" office:value-type="string" calcext:value-type="string">
            <text:p>Lleid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Lles de Cerdany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Llimian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Llober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Maial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Maldà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Massalcoreig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Massoter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Menàrguen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Miralcamp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Molleruss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Molsosa, 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Montellà i Martinet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Montferrer i Castellbò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Montgai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Montoliu de Lleid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Montoliu de Segarr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Montornès de Segarr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Nalec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Naut Aran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Navè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Odèn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Olian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Olio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Oliu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Oluges, L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Omellons, El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Omells de na Gaia, El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Organyà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Os de Balaguer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Ossó de Sió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alau d'Anglesola, El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enell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eramo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inell de Solsonè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inó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lans de Sió, El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oal, El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obla de Cérvoles, 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obla de Segur, 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ont de Bar, El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ont de Suert, El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ont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ortella, 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rats i Sansor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reixan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reixen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rullan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uiggrò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uigverd d'Agramunt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Puigverd de Lleid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Rialp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Ribera d'Ondar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Ribera d'Urgellet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Riner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Riu de Cerdany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Rosselló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alàs de Pallar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anaüj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ant Esteve de la Sarg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ant Guim de Freixenet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ant Guim de la Plan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ant Llorenç de Moruny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ant Martí de Riucorb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ant Ramon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arroca de Beller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arroca de Lleid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enterad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entiu de Sió, 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erò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eu d'Urgell, 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idamon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oleràs, El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olson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origuer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os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udanell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unyer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alarn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alaver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àrreg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arré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arroja de Segarr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érmen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írvi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iuran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orà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orms, El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ornabou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orre de Cabdella, 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orrebess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orrefarrer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orrefeta i Florejac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orregross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orrelameu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orres de Segre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orre-seron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Tremp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all de Boí, 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all de Cardó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allbona de les Mong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allfogona de Balaguer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alls d'Aguilar, L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alls de Valira, Le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ansa i Fórnols, L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erdú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ielha e Mijaran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ilagrass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ilaller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ilamòs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ilanova de Bellpuig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ilanova de la Barc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ilanova de l'Agud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ilanova de Meià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ilanova de Segrià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ila-sana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ilosell, El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Vinaix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iguamúrci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lbinyan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lbiol, L'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lcanar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lcover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ldea, L'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ldover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leixar, L'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lfara de Carle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lforj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lió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lmoster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ltaful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metlla de Mar, L'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mpolla, L'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mpost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rboç, L'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rbolí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rgentera, L'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rne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Ascó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Banyeres del Penedè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Barberà de la Conc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Bate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Bellmunt del Priora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Bellvei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Benifalle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Benissane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Bisbal de Falset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Bisbal del Penedès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Blancafor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Bonastre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Borges del Camp, Le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Bo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Botarel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Bràfim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abacé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abra del Camp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alafel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amarle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ambril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anonja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apafont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apçane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asere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astellvell del Camp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atllar, E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olldejou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ones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onstantí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orbera d'Ebre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ornudella de Montsan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reixel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Cuni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Deltebre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Duesaigüe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Espluga de Francolí, L'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False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Fatarella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Febró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Figuera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Figuerola del Camp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Flix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Forè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Freginal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Galera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Gandes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Garci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Garidells, El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Ginestar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Godal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Gratallop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Guiamets, El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Horta de Sant Joan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Lloar, E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Llorac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Llorenç del Penedè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arçà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argalef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as de Barberan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asdenverge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asllorenç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asó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aspujol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asroig, E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ilà, E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irave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olar, E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ontblanc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ontbrió del Camp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ontferri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ontmell, E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ont-ra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ont-roig del Camp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óra d'Ebre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óra la Nov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orell, E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Morera de Montsant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Nou de Gaià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Nulle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allaresos, El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alma d'Ebre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assanant i Belltal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aül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erafor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erelló, E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iles, Le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inell de Brai, E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ir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la de Santa Maria, E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obla de Mafumet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obla de Massaluca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obla de Montornès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oboled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ont d'Armentera, E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ontil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orrer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radell de la Teixet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rade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rat de Comte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ratdip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Puigpela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Quero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Rasquer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Renau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Reu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Riba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Riba-roja d'Ebre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Riera de Gaià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Riudecanye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Riudecol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Riudom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Rocafort de Queral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Roda de Barà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Rodonyà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Roquete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Rourell, E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Salomó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Salou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Sant Carles de la Ràpit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Sant Jaume dels Domeny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Sant Jaume d'Envej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Santa Bàrbar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Santa Coloma de Queral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Santa Oliv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Sarra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Savallà del Comta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Secuita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Selva del Camp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Senan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Sénia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Solivella</text:p>
          </table:table-cell>
        </table:table-row>
        <table:table-row table:style-name="ro1">
          <table:table-cell table:number-columns-repeated="2" office:value-type="string" calcext:value-type="string">
            <text:p>Tarragon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Tiveny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Tiviss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Torre de Fontaubella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Torre de l'Espanyol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Torredembarr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Torroja del Priora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Tortos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Ulldecon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Ulldemolin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allclar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allfogona de Riucorb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allmol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all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andellòs i l'Hospitalet de l'Infan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endrell, El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espella de Gaià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ilabel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ilalba dels Arc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ilallonga del Camp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ilanova de Prade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ilanova d'Escornalbou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ilaplan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ila-rodon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ila-sec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ilaverd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ilella Alta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ilella Baixa, La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imbodí i Poblet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inebre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Vinyols i els Arcs</text:p>
          </table:table-cell>
        </table:table-row>
        <table:table-row table:style-name="ro1">
          <table:table-cell office:value-type="string" calcext:value-type="string">
            <text:p>Tarragona</text:p>
          </table:table-cell>
          <table:table-cell office:value-type="string" calcext:value-type="string">
            <text:p>Xer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5T20:56:19.174000000</meta:creation-date>
    <dc:date>2021-09-25T20:57:23.488000000</dc:date>
    <meta:editing-duration>PT1M4S</meta:editing-duration>
    <meta:editing-cycles>1</meta:editing-cycles>
    <meta:document-statistic meta:table-count="1" meta:cell-count="1896" meta:object-count="0"/>
    <meta:generator>LibreOffice/7.2.1.2$Windows_X86_64 LibreOffice_project/87b77fad49947c1441b67c559c339af8f3517e22</meta:generator>
  </office:meta>
</office:document-meta>
</file>